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2323dc" style:text-align-source="fix" style:repeat-content="false"/>
      <style:paragraph-properties fo:text-align="center"/>
      <style:text-properties fo:color="#ffffff" fo:font-size="12pt" fo:font-weight="bold" style:font-weight-asian="bold" style:font-weight-complex="bold"/>
    </style:style>
    <style:style style:name="ce2" style:family="table-cell" style:parent-style-name="Default">
      <style:table-cell-properties fo:background-color="#2323dc" style:text-align-source="fix" style:repeat-content="fals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2323dc"/>
      <style:text-properties fo: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  <style:style style:name="ce6" style:family="table-cell" style:parent-style-name="Default" style:data-style-name="N5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ce6"/>
        <table:table-column table:style-name="co1" table:default-cell-style-name="Default"/>
        <table:table-column table:style-name="co5" table:default-cell-style-name="ce6"/>
        <table:table-column table:style-name="co1" table:default-cell-style-name="Default"/>
        <table:table-column table:style-name="co5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Hour </text:p>
          </table:table-cell>
          <table:table-cell table:style-name="ce1" office:value-type="string">
            <text:p>Minut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BG</text:p>
          </table:table-cell>
          <table:table-cell table:style-name="ce4"/>
          <table:table-cell table:style-name="ce5" office:value-type="string">
            <text:p>Date time</text:p>
          </table:table-cell>
          <table:table-cell table:style-name="ce4" office:value-type="string">
            <text:p>BG (UK)</text:p>
          </table:table-cell>
          <table:table-cell table:style-name="ce5" office:value-type="string">
            <text:p>Date time</text:p>
          </table:table-cell>
          <table:table-cell table:style-name="ce4" office:value-type="string">
            <text:p>Units of insulin</text:p>
          </table:table-cell>
          <table:table-cell table:style-name="ce5" office:value-type="string">
            <text:p>Date time</text:p>
          </table:table-cell>
          <table:table-cell table:style-name="ce4" office:value-type="string">
            <text:p>Carbs</text:p>
          </table:table-cell>
          <table:table-cell table:style-name="ce5" office:value-type="string">
            <text:p>Date time</text:p>
          </table:table-cell>
          <table:table-cell table:formula="of:=[.H49]" office:value-type="string" office:string-value="Controls">
            <text:p>Controls</text:p>
          </table:table-cell>
          <table:table-cell/>
          <table:table-cell>
            <draw:frame table:end-cell-address="Sheet1.Y8" table:end-x="1.682cm" table:end-y="0.238cm" draw:z-index="2" draw:style-name="gr1" svg:width="15.195cm" svg:height="3.332cm" svg:x="0.036cm" svg:y="0.151cm">
              <draw:object draw:notify-on-update-of-ranges="Sheet1.O1:Sheet1.O1 Sheet1.O2:Sheet1.O5 Sheet1.N2:Sheet1.N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5">
            <text:p>55</text:p>
          </table:table-cell>
          <table:table-cell table:style-name="ce2" table:formula="of:=DATE([.A2];[.B2];[.C2])" office:value-type="date" office:date-value="2008-05-21">
            <text:p>21/05/08</text:p>
          </table:table-cell>
          <table:table-cell table:style-name="ce2" table:formula="of:=TIME([.D2];[.E2];0)" office:value-type="time" office:time-value="PT17H55M00S">
            <text:p>17:5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2]+[.G2]" office:value-type="date" office:date-value="2008-05-21T17:55:00">
            <text:p>21/05/08 17:55</text:p>
          </table:table-cell>
          <table:table-cell table:formula="of:=[.H2]/18" office:value-type="float" office:value="6">
            <text:p>6</text:p>
          </table:table-cell>
          <table:table-cell table:formula="of:=[.F35]+[.G35]" office:value-type="date" office:date-value="2008-05-21T17:55:00">
            <text:p>21/05/08 17:55</text:p>
          </table:table-cell>
          <table:table-cell table:formula="of:=[.H35]" office:value-type="float" office:value="1.6">
            <text:p>1.6</text:p>
          </table:table-cell>
          <table:table-cell table:formula="of:=[.F44]+[.G44]" office:value-type="date" office:date-value="2008-05-21T17:55:00">
            <text:p>21/05/08 17:55</text:p>
          </table:table-cell>
          <table:table-cell table:formula="of:=[.H44]" office:value-type="float" office:value="25">
            <text:p>25</text:p>
          </table:table-cell>
          <table:table-cell table:formula="of:=[.F50]+[.G50]" office:value-type="date" office:date-value="2008-05-22T13:15:00">
            <text:p>22/05/08 13:15</text:p>
          </table:table-cell>
          <table:table-cell table:formula="of:=[.H50]/18" office:value-type="float" office:value="2.44444444444444">
            <text:p>2.44</text:p>
          </table:table-cell>
          <table:table-cell table:number-columns-repeated="2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table:formula="of:=DATE([.A3];[.B3];[.C3])" office:value-type="date" office:date-value="2008-05-21">
            <text:p>21/05/08</text:p>
          </table:table-cell>
          <table:table-cell table:style-name="ce2" table:formula="of:=TIME([.D3];[.E3];0)" office:value-type="time" office:time-value="PT18H25M00S">
            <text:p>18:2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3]+[.G3]" office:value-type="date" office:date-value="2008-05-21T18:25:00">
            <text:p>21/05/08 18:25</text:p>
          </table:table-cell>
          <table:table-cell table:formula="of:=[.H3]/18" office:value-type="float" office:value="6">
            <text:p>6</text:p>
          </table:table-cell>
          <table:table-cell table:formula="of:=[.F36]+[.G36]" office:value-type="date" office:date-value="2008-05-21T20:25:00">
            <text:p>21/05/08 20:25</text:p>
          </table:table-cell>
          <table:table-cell table:formula="of:=[.H36]" office:value-type="float" office:value="0.5">
            <text:p>0.5</text:p>
          </table:table-cell>
          <table:table-cell table:formula="of:=[.F45]+[.G45]" office:value-type="date" office:date-value="2008-05-21T22:55:00">
            <text:p>21/05/08 22:55</text:p>
          </table:table-cell>
          <table:table-cell table:formula="of:=[.H45]" office:value-type="float" office:value="12">
            <text:p>12</text:p>
          </table:table-cell>
          <table:table-cell table:formula="of:=[.F51]+[.G51]" office:value-type="date" office:date-value="2008-05-22T13:20:00">
            <text:p>22/05/08 13:20</text:p>
          </table:table-cell>
          <table:table-cell table:formula="of:=[.H51]/18" office:value-type="float" office:value="17.6666666666667">
            <text:p>17.67</text:p>
          </table:table-cell>
          <table:table-cell table:number-columns-repeated="2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5">
            <text:p>55</text:p>
          </table:table-cell>
          <table:table-cell table:style-name="ce2" table:formula="of:=DATE([.A4];[.B4];[.C4])" office:value-type="date" office:date-value="2008-05-21">
            <text:p>21/05/08</text:p>
          </table:table-cell>
          <table:table-cell table:style-name="ce2" table:formula="of:=TIME([.D4];[.E4];0)" office:value-type="time" office:time-value="PT18H55M00S">
            <text:p>18:55:00</text:p>
          </table:table-cell>
          <table:table-cell table:style-name="ce2" office:value-type="float" office:value="160">
            <text:p>160</text:p>
          </table:table-cell>
          <table:table-cell/>
          <table:table-cell table:formula="of:=[.F4]+[.G4]" office:value-type="date" office:date-value="2008-05-21T18:55:00">
            <text:p>21/05/08 18:55</text:p>
          </table:table-cell>
          <table:table-cell table:formula="of:=[.H4]/18" office:value-type="float" office:value="8.88888888888889">
            <text:p>8.89</text:p>
          </table:table-cell>
          <table:table-cell table:formula="of:=[.F37]+[.G37]" office:value-type="date" office:date-value="2008-05-22T01:55:00">
            <text:p>22/05/08 01:55</text:p>
          </table:table-cell>
          <table:table-cell table:formula="of:=[.H37]" office:value-type="float" office:value="0.2">
            <text:p>0.2</text:p>
          </table:table-cell>
          <table:table-cell table:formula="of:=[.F46]+[.G46]" office:value-type="date" office:date-value="2008-05-22T00:55:00">
            <text:p>22/05/08 00:55</text:p>
          </table:table-cell>
          <table:table-cell table:formula="of:=[.H46]" office:value-type="float" office:value="12">
            <text:p>12</text:p>
          </table:table-cell>
          <table:table-cell table:number-columns-repeated="4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table:formula="of:=DATE([.A5];[.B5];[.C5])" office:value-type="date" office:date-value="2008-05-21">
            <text:p>21/05/08</text:p>
          </table:table-cell>
          <table:table-cell table:style-name="ce2" table:formula="of:=TIME([.D5];[.E5];0)" office:value-type="time" office:time-value="PT19H25M00S">
            <text:p>19:25:00</text:p>
          </table:table-cell>
          <table:table-cell table:style-name="ce2" office:value-type="float" office:value="160">
            <text:p>160</text:p>
          </table:table-cell>
          <table:table-cell/>
          <table:table-cell table:formula="of:=[.F5]+[.G5]" office:value-type="date" office:date-value="2008-05-21T19:25:00">
            <text:p>21/05/08 19:25</text:p>
          </table:table-cell>
          <table:table-cell table:formula="of:=[.H5]/18" office:value-type="float" office:value="8.88888888888889">
            <text:p>8.89</text:p>
          </table:table-cell>
          <table:table-cell table:formula="of:=[.F38]+[.G38]" office:value-type="date" office:date-value="2008-05-22T02:55:00">
            <text:p>22/05/08 02:55</text:p>
          </table:table-cell>
          <table:table-cell table:formula="of:=[.H38]" office:value-type="float" office:value="1">
            <text:p>1</text:p>
          </table:table-cell>
          <table:table-cell table:formula="of:=[.F47]+[.G47]" office:value-type="date" office:date-value="2008-05-22T09:40:00">
            <text:p>22/05/08 09:40</text:p>
          </table:table-cell>
          <table:table-cell table:formula="of:=[.H47]"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5">
            <text:p>55</text:p>
          </table:table-cell>
          <table:table-cell table:style-name="ce2" table:formula="of:=DATE([.A6];[.B6];[.C6])" office:value-type="date" office:date-value="2008-05-21">
            <text:p>21/05/08</text:p>
          </table:table-cell>
          <table:table-cell table:style-name="ce2" table:formula="of:=TIME([.D6];[.E6];0)" office:value-type="time" office:time-value="PT19H55M00S">
            <text:p>19:55:00</text:p>
          </table:table-cell>
          <table:table-cell table:style-name="ce2" office:value-type="float" office:value="200">
            <text:p>200</text:p>
          </table:table-cell>
          <table:table-cell/>
          <table:table-cell table:formula="of:=[.F6]+[.G6]" office:value-type="date" office:date-value="2008-05-21T19:55:00">
            <text:p>21/05/08 19:55</text:p>
          </table:table-cell>
          <table:table-cell table:formula="of:=[.H6]/18" office:value-type="float" office:value="11.1111111111111">
            <text:p>11.11</text:p>
          </table:table-cell>
          <table:table-cell table:formula="of:=[.F39]+[.G39]" office:value-type="date" office:date-value="2008-05-22T09:40:00">
            <text:p>22/05/08 09:40</text:p>
          </table:table-cell>
          <table:table-cell table:formula="of:=[.H39]" office:value-type="float" office:value="0.7">
            <text:p>0.7</text:p>
          </table:table-cell>
          <table:table-cell table:number-columns-repeated="6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table:formula="of:=DATE([.A7];[.B7];[.C7])" office:value-type="date" office:date-value="2008-05-21">
            <text:p>21/05/08</text:p>
          </table:table-cell>
          <table:table-cell table:style-name="ce2" table:formula="of:=TIME([.D7];[.E7];0)" office:value-type="time" office:time-value="PT20H25M00S">
            <text:p>20:25:00</text:p>
          </table:table-cell>
          <table:table-cell table:style-name="ce2" office:value-type="float" office:value="200">
            <text:p>200</text:p>
          </table:table-cell>
          <table:table-cell/>
          <table:table-cell table:formula="of:=[.F7]+[.G7]" office:value-type="date" office:date-value="2008-05-21T20:25:00">
            <text:p>21/05/08 20:25</text:p>
          </table:table-cell>
          <table:table-cell table:formula="of:=[.H7]/18" office:value-type="float" office:value="11.1111111111111">
            <text:p>11.11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table:formula="of:=DATE([.A8];[.B8];[.C8])" office:value-type="date" office:date-value="2008-05-21">
            <text:p>21/05/08</text:p>
          </table:table-cell>
          <table:table-cell table:style-name="ce2" table:formula="of:=TIME([.D8];[.E8];0)" office:value-type="time" office:time-value="PT20H55M00S">
            <text:p>20:5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8]+[.G8]" office:value-type="date" office:date-value="2008-05-21T20:55:00">
            <text:p>21/05/08 20:55</text:p>
          </table:table-cell>
          <table:table-cell table:formula="of:=[.H8]/18" office:value-type="float" office:value="6">
            <text:p>6</text:p>
          </table:table-cell>
          <table:table-cell table:number-columns-repeated="6"/>
          <table:table-cell>
            <draw:frame table:end-cell-address="Sheet1.Y29" table:end-x="1.739cm" table:end-y="0.139cm" draw:z-index="0" draw:style-name="gr1" svg:width="15.325cm" svg:height="9.476cm" svg:x="2.221cm" svg:y="0.147cm">
              <draw:object draw:notify-on-update-of-ranges="Sheet1.P1:Sheet1.P3 Sheet1.K1:Sheet1.K1 Sheet1.K2:Sheet1.K32 Sheet1.J2:Sheet1.J32 Sheet1.Q1:Sheet1.Q1 Sheet1.Q2:Sheet1.Q3 Sheet1.P2:Sheet1.P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table:formula="of:=DATE([.A9];[.B9];[.C9])" office:value-type="date" office:date-value="2008-05-21">
            <text:p>21/05/08</text:p>
          </table:table-cell>
          <table:table-cell table:style-name="ce2" table:formula="of:=TIME([.D9];[.E9];0)" office:value-type="time" office:time-value="PT21H25M00S">
            <text:p>21:2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9]+[.G9]" office:value-type="date" office:date-value="2008-05-21T21:25:00">
            <text:p>21/05/08 21:25</text:p>
          </table:table-cell>
          <table:table-cell table:formula="of:=[.H9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5">
            <text:p>55</text:p>
          </table:table-cell>
          <table:table-cell table:style-name="ce2" table:formula="of:=DATE([.A10];[.B10];[.C10])" office:value-type="date" office:date-value="2008-05-21">
            <text:p>21/05/08</text:p>
          </table:table-cell>
          <table:table-cell table:style-name="ce2" table:formula="of:=TIME([.D10];[.E10];0)" office:value-type="time" office:time-value="PT21H55M00S">
            <text:p>21:55:00</text:p>
          </table:table-cell>
          <table:table-cell table:style-name="ce2" office:value-type="float" office:value="70">
            <text:p>70</text:p>
          </table:table-cell>
          <table:table-cell/>
          <table:table-cell table:formula="of:=[.F10]+[.G10]" office:value-type="date" office:date-value="2008-05-21T21:55:00">
            <text:p>21/05/08 21:55</text:p>
          </table:table-cell>
          <table:table-cell table:formula="of:=[.H10]/18" office:value-type="float" office:value="3.88888888888889">
            <text:p>3.89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table:formula="of:=DATE([.A11];[.B11];[.C11])" office:value-type="date" office:date-value="2008-05-21">
            <text:p>21/05/08</text:p>
          </table:table-cell>
          <table:table-cell table:style-name="ce2" table:formula="of:=TIME([.D11];[.E11];0)" office:value-type="time" office:time-value="PT22H25M00S">
            <text:p>22:25:00</text:p>
          </table:table-cell>
          <table:table-cell table:style-name="ce2" office:value-type="float" office:value="70">
            <text:p>70</text:p>
          </table:table-cell>
          <table:table-cell/>
          <table:table-cell table:formula="of:=[.F11]+[.G11]" office:value-type="date" office:date-value="2008-05-21T22:25:00">
            <text:p>21/05/08 22:25</text:p>
          </table:table-cell>
          <table:table-cell table:formula="of:=[.H11]/18" office:value-type="float" office:value="3.88888888888889">
            <text:p>3.89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5">
            <text:p>55</text:p>
          </table:table-cell>
          <table:table-cell table:style-name="ce2" table:formula="of:=DATE([.A12];[.B12];[.C12])" office:value-type="date" office:date-value="2008-05-21">
            <text:p>21/05/08</text:p>
          </table:table-cell>
          <table:table-cell table:style-name="ce2" table:formula="of:=TIME([.D12];[.E12];0)" office:value-type="time" office:time-value="PT22H55M00S">
            <text:p>22:55:00</text:p>
          </table:table-cell>
          <table:table-cell table:style-name="ce2" office:value-type="float" office:value="55">
            <text:p>55</text:p>
          </table:table-cell>
          <table:table-cell/>
          <table:table-cell table:formula="of:=[.F12]+[.G12]" office:value-type="date" office:date-value="2008-05-21T22:55:00">
            <text:p>21/05/08 22:55</text:p>
          </table:table-cell>
          <table:table-cell table:formula="of:=[.H12]/18" office:value-type="float" office:value="3.05555555555556">
            <text:p>3.0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table:formula="of:=DATE([.A13];[.B13];[.C13])" office:value-type="date" office:date-value="2008-05-21">
            <text:p>21/05/08</text:p>
          </table:table-cell>
          <table:table-cell table:style-name="ce2" table:formula="of:=TIME([.D13];[.E13];0)" office:value-type="time" office:time-value="PT23H25M00S">
            <text:p>23:25:00</text:p>
          </table:table-cell>
          <table:table-cell table:style-name="ce2" office:value-type="float" office:value="55">
            <text:p>55</text:p>
          </table:table-cell>
          <table:table-cell/>
          <table:table-cell table:formula="of:=[.F13]+[.G13]" office:value-type="date" office:date-value="2008-05-21T23:25:00">
            <text:p>21/05/08 23:25</text:p>
          </table:table-cell>
          <table:table-cell table:formula="of:=[.H13]/18" office:value-type="float" office:value="3.05555555555556">
            <text:p>3.0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style-name="ce2" table:formula="of:=DATE([.A14];[.B14];[.C14])" office:value-type="date" office:date-value="2008-05-21">
            <text:p>21/05/08</text:p>
          </table:table-cell>
          <table:table-cell table:style-name="ce2" table:formula="of:=TIME([.D14];[.E14];0)" office:value-type="time" office:time-value="PT23H55M00S">
            <text:p>23:5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14]+[.G14]" office:value-type="date" office:date-value="2008-05-21T23:55:00">
            <text:p>21/05/08 23:55</text:p>
          </table:table-cell>
          <table:table-cell table:formula="of:=[.H14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table:formula="of:=DATE([.A15];[.B15];[.C15])" office:value-type="date" office:date-value="2008-05-22">
            <text:p>22/05/08</text:p>
          </table:table-cell>
          <table:table-cell table:style-name="ce2" table:formula="of:=TIME([.D15];[.E15];0)" office:value-type="time" office:time-value="PT00H25M00S">
            <text:p>00:2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15]+[.G15]" office:value-type="date" office:date-value="2008-05-22T00:25:00">
            <text:p>22/05/08 00:25</text:p>
          </table:table-cell>
          <table:table-cell table:formula="of:=[.H15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table:formula="of:=DATE([.A16];[.B16];[.C16])" office:value-type="date" office:date-value="2008-05-22">
            <text:p>22/05/08</text:p>
          </table:table-cell>
          <table:table-cell table:style-name="ce2" table:formula="of:=TIME([.D16];[.E16];0)" office:value-type="time" office:time-value="PT00H55M00S">
            <text:p>00:55:00</text:p>
          </table:table-cell>
          <table:table-cell table:style-name="ce2" office:value-type="float" office:value="55">
            <text:p>55</text:p>
          </table:table-cell>
          <table:table-cell/>
          <table:table-cell table:formula="of:=[.F16]+[.G16]" office:value-type="date" office:date-value="2008-05-22T00:55:00">
            <text:p>22/05/08 00:55</text:p>
          </table:table-cell>
          <table:table-cell table:formula="of:=[.H16]/18" office:value-type="float" office:value="3.05555555555556">
            <text:p>3.0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table:formula="of:=DATE([.A17];[.B17];[.C17])" office:value-type="date" office:date-value="2008-05-22">
            <text:p>22/05/08</text:p>
          </table:table-cell>
          <table:table-cell table:style-name="ce2" table:formula="of:=TIME([.D17];[.E17];0)" office:value-type="time" office:time-value="PT01H25M00S">
            <text:p>01:25:00</text:p>
          </table:table-cell>
          <table:table-cell table:style-name="ce2" office:value-type="float" office:value="55">
            <text:p>55</text:p>
          </table:table-cell>
          <table:table-cell/>
          <table:table-cell table:formula="of:=[.F17]+[.G17]" office:value-type="date" office:date-value="2008-05-22T01:25:00">
            <text:p>22/05/08 01:25</text:p>
          </table:table-cell>
          <table:table-cell table:formula="of:=[.H17]/18" office:value-type="float" office:value="3.05555555555556">
            <text:p>3.0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5">
            <text:p>55</text:p>
          </table:table-cell>
          <table:table-cell table:style-name="ce2" table:formula="of:=DATE([.A18];[.B18];[.C18])" office:value-type="date" office:date-value="2008-05-22">
            <text:p>22/05/08</text:p>
          </table:table-cell>
          <table:table-cell table:style-name="ce2" table:formula="of:=TIME([.D18];[.E18];0)" office:value-type="time" office:time-value="PT01H55M00S">
            <text:p>01:55:00</text:p>
          </table:table-cell>
          <table:table-cell table:style-name="ce2" office:value-type="float" office:value="200">
            <text:p>200</text:p>
          </table:table-cell>
          <table:table-cell/>
          <table:table-cell table:formula="of:=[.F18]+[.G18]" office:value-type="date" office:date-value="2008-05-22T01:55:00">
            <text:p>22/05/08 01:55</text:p>
          </table:table-cell>
          <table:table-cell table:formula="of:=[.H18]/18" office:value-type="float" office:value="11.1111111111111">
            <text:p>11.11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table:formula="of:=DATE([.A19];[.B19];[.C19])" office:value-type="date" office:date-value="2008-05-22">
            <text:p>22/05/08</text:p>
          </table:table-cell>
          <table:table-cell table:style-name="ce2" table:formula="of:=TIME([.D19];[.E19];0)" office:value-type="time" office:time-value="PT02H25M00S">
            <text:p>02:25:00</text:p>
          </table:table-cell>
          <table:table-cell table:style-name="ce2" office:value-type="float" office:value="200">
            <text:p>200</text:p>
          </table:table-cell>
          <table:table-cell/>
          <table:table-cell table:formula="of:=[.F19]+[.G19]" office:value-type="date" office:date-value="2008-05-22T02:25:00">
            <text:p>22/05/08 02:25</text:p>
          </table:table-cell>
          <table:table-cell table:formula="of:=[.H19]/18" office:value-type="float" office:value="11.1111111111111">
            <text:p>11.11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5">
            <text:p>55</text:p>
          </table:table-cell>
          <table:table-cell table:style-name="ce2" table:formula="of:=DATE([.A20];[.B20];[.C20])" office:value-type="date" office:date-value="2008-05-22">
            <text:p>22/05/08</text:p>
          </table:table-cell>
          <table:table-cell table:style-name="ce2" table:formula="of:=TIME([.D20];[.E20];0)" office:value-type="time" office:time-value="PT02H55M00S">
            <text:p>02:55:00</text:p>
          </table:table-cell>
          <table:table-cell table:style-name="ce2" office:value-type="float" office:value="250">
            <text:p>250</text:p>
          </table:table-cell>
          <table:table-cell/>
          <table:table-cell table:formula="of:=[.F20]+[.G20]" office:value-type="date" office:date-value="2008-05-22T02:55:00">
            <text:p>22/05/08 02:55</text:p>
          </table:table-cell>
          <table:table-cell table:formula="of:=[.H20]/18" office:value-type="float" office:value="13.8888888888889">
            <text:p>13.89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table:formula="of:=DATE([.A21];[.B21];[.C21])" office:value-type="date" office:date-value="2008-05-22">
            <text:p>22/05/08</text:p>
          </table:table-cell>
          <table:table-cell table:style-name="ce2" table:formula="of:=TIME([.D21];[.E21];0)" office:value-type="time" office:time-value="PT03H25M00S">
            <text:p>03:25:00</text:p>
          </table:table-cell>
          <table:table-cell table:style-name="ce2" office:value-type="float" office:value="250">
            <text:p>250</text:p>
          </table:table-cell>
          <table:table-cell/>
          <table:table-cell table:formula="of:=[.F21]+[.G21]" office:value-type="date" office:date-value="2008-05-22T03:25:00">
            <text:p>22/05/08 03:25</text:p>
          </table:table-cell>
          <table:table-cell table:formula="of:=[.H21]/18" office:value-type="float" office:value="13.8888888888889">
            <text:p>13.89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5">
            <text:p>55</text:p>
          </table:table-cell>
          <table:table-cell table:style-name="ce2" table:formula="of:=DATE([.A22];[.B22];[.C22])" office:value-type="date" office:date-value="2008-05-22">
            <text:p>22/05/08</text:p>
          </table:table-cell>
          <table:table-cell table:style-name="ce2" table:formula="of:=TIME([.D22];[.E22];0)" office:value-type="time" office:time-value="PT03H55M00S">
            <text:p>03:5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22]+[.G22]" office:value-type="date" office:date-value="2008-05-22T03:55:00">
            <text:p>22/05/08 03:55</text:p>
          </table:table-cell>
          <table:table-cell table:formula="of:=[.H22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table:formula="of:=DATE([.A23];[.B23];[.C23])" office:value-type="date" office:date-value="2008-05-22">
            <text:p>22/05/08</text:p>
          </table:table-cell>
          <table:table-cell table:style-name="ce2" table:formula="of:=TIME([.D23];[.E23];0)" office:value-type="time" office:time-value="PT04H25M00S">
            <text:p>04:25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23]+[.G23]" office:value-type="date" office:date-value="2008-05-22T04:25:00">
            <text:p>22/05/08 04:25</text:p>
          </table:table-cell>
          <table:table-cell table:formula="of:=[.H23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table:formula="of:=DATE([.A24];[.B24];[.C24])" office:value-type="date" office:date-value="2008-05-22">
            <text:p>22/05/08</text:p>
          </table:table-cell>
          <table:table-cell table:style-name="ce2" table:formula="of:=TIME([.D24];[.E24];0)" office:value-type="time" office:time-value="PT05H15M00S">
            <text:p>05:15:00</text:p>
          </table:table-cell>
          <table:table-cell table:style-name="ce2" office:value-type="float" office:value="350">
            <text:p>350</text:p>
          </table:table-cell>
          <table:table-cell/>
          <table:table-cell table:formula="of:=[.F24]+[.G24]" office:value-type="date" office:date-value="2008-05-22T05:15:00">
            <text:p>22/05/08 05:15</text:p>
          </table:table-cell>
          <table:table-cell table:formula="of:=[.H24]/18" office:value-type="float" office:value="19.4444444444444">
            <text:p>19.44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table:formula="of:=DATE([.A25];[.B25];[.C25])" office:value-type="date" office:date-value="2008-05-22">
            <text:p>22/05/08</text:p>
          </table:table-cell>
          <table:table-cell table:style-name="ce2" table:formula="of:=TIME([.D25];[.E25];0)" office:value-type="time" office:time-value="PT05H16M00S">
            <text:p>05:16:00</text:p>
          </table:table-cell>
          <table:table-cell table:style-name="ce2" office:value-type="float" office:value="120">
            <text:p>120</text:p>
          </table:table-cell>
          <table:table-cell/>
          <table:table-cell table:formula="of:=[.F25]+[.G25]" office:value-type="date" office:date-value="2008-05-22T05:16:00">
            <text:p>22/05/08 05:16</text:p>
          </table:table-cell>
          <table:table-cell table:formula="of:=[.H25]/18" office:value-type="float" office:value="6.66666666666667">
            <text:p>6.67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table:formula="of:=DATE([.A26];[.B26];[.C26])" office:value-type="date" office:date-value="2008-05-22">
            <text:p>22/05/08</text:p>
          </table:table-cell>
          <table:table-cell table:style-name="ce2" table:formula="of:=TIME([.D26];[.E26];0)" office:value-type="time" office:time-value="PT06H10M00S">
            <text:p>06:10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26]+[.G26]" office:value-type="date" office:date-value="2008-05-22T06:10:00">
            <text:p>22/05/08 06:10</text:p>
          </table:table-cell>
          <table:table-cell table:formula="of:=[.H26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">
            <text:p>40</text:p>
          </table:table-cell>
          <table:table-cell table:style-name="ce2" table:formula="of:=DATE([.A27];[.B27];[.C27])" office:value-type="date" office:date-value="2008-05-22">
            <text:p>22/05/08</text:p>
          </table:table-cell>
          <table:table-cell table:style-name="ce2" table:formula="of:=TIME([.D27];[.E27];0)" office:value-type="time" office:time-value="PT06H40M00S">
            <text:p>06:40:00</text:p>
          </table:table-cell>
          <table:table-cell table:style-name="ce2" office:value-type="float" office:value="100">
            <text:p>100</text:p>
          </table:table-cell>
          <table:table-cell/>
          <table:table-cell table:formula="of:=[.F27]+[.G27]" office:value-type="date" office:date-value="2008-05-22T06:40:00">
            <text:p>22/05/08 06:40</text:p>
          </table:table-cell>
          <table:table-cell table:formula="of:=[.H27]/18" office:value-type="float" office:value="5.55555555555556">
            <text:p>5.5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2" table:formula="of:=DATE([.A28];[.B28];[.C28])" office:value-type="date" office:date-value="2008-05-22">
            <text:p>22/05/08</text:p>
          </table:table-cell>
          <table:table-cell table:style-name="ce2" table:formula="of:=TIME([.D28];[.E28];0)" office:value-type="time" office:time-value="PT07H40M00S">
            <text:p>07:40:00</text:p>
          </table:table-cell>
          <table:table-cell table:style-name="ce2" office:value-type="float" office:value="90">
            <text:p>90</text:p>
          </table:table-cell>
          <table:table-cell/>
          <table:table-cell table:formula="of:=[.F28]+[.G28]" office:value-type="date" office:date-value="2008-05-22T07:40:00">
            <text:p>22/05/08 07:40</text:p>
          </table:table-cell>
          <table:table-cell table:formula="of:=[.H28]/18" office:value-type="float" office:value="5">
            <text:p>5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5">
            <text:p>35</text:p>
          </table:table-cell>
          <table:table-cell table:style-name="ce2" table:formula="of:=DATE([.A29];[.B29];[.C29])" office:value-type="date" office:date-value="2008-05-22">
            <text:p>22/05/08</text:p>
          </table:table-cell>
          <table:table-cell table:style-name="ce2" table:formula="of:=TIME([.D29];[.E29];0)" office:value-type="time" office:time-value="PT08H35M00S">
            <text:p>08:35:00</text:p>
          </table:table-cell>
          <table:table-cell table:style-name="ce2" office:value-type="float" office:value="80">
            <text:p>80</text:p>
          </table:table-cell>
          <table:table-cell/>
          <table:table-cell table:formula="of:=[.F29]+[.G29]" office:value-type="date" office:date-value="2008-05-22T08:35:00">
            <text:p>22/05/08 08:35</text:p>
          </table:table-cell>
          <table:table-cell table:formula="of:=[.H29]/18" office:value-type="float" office:value="4.44444444444444">
            <text:p>4.44</text:p>
          </table:table-cell>
          <table:table-cell table:number-columns-repeated="7"/>
          <table:table-cell>
            <draw:frame table:end-cell-address="Sheet1.Y36" table:end-x="2.105cm" table:end-y="0.154cm" draw:z-index="1" draw:style-name="gr1" svg:width="15.655cm" svg:height="3.331cm" svg:x="-0.001cm" svg:y="0.069cm">
              <draw:object draw:notify-on-update-of-ranges="Sheet1.M1:Sheet1.M1 Sheet1.M2:Sheet1.M6 Sheet1.L2:Sheet1.L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0">
            <text:p>30</text:p>
          </table:table-cell>
          <table:table-cell table:style-name="ce2" table:formula="of:=DATE([.A30];[.B30];[.C30])" office:value-type="date" office:date-value="2008-05-22">
            <text:p>22/05/08</text:p>
          </table:table-cell>
          <table:table-cell table:style-name="ce2" table:formula="of:=TIME([.D30];[.E30];0)" office:value-type="time" office:time-value="PT09H30M00S">
            <text:p>09:30:00</text:p>
          </table:table-cell>
          <table:table-cell table:style-name="ce2" office:value-type="float" office:value="70">
            <text:p>70</text:p>
          </table:table-cell>
          <table:table-cell/>
          <table:table-cell table:formula="of:=[.F30]+[.G30]" office:value-type="date" office:date-value="2008-05-22T09:30:00">
            <text:p>22/05/08 09:30</text:p>
          </table:table-cell>
          <table:table-cell table:formula="of:=[.H30]/18" office:value-type="float" office:value="3.88888888888889">
            <text:p>3.89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table:formula="of:=DATE([.A31];[.B31];[.C31])" office:value-type="date" office:date-value="2008-05-22">
            <text:p>22/05/08</text:p>
          </table:table-cell>
          <table:table-cell table:style-name="ce2" table:formula="of:=TIME([.D31];[.E31];0)" office:value-type="time" office:time-value="PT10H40M00S">
            <text:p>10:40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31]+[.G31]" office:value-type="date" office:date-value="2008-05-22T10:40:00">
            <text:p>22/05/08 10:40</text:p>
          </table:table-cell>
          <table:table-cell table:formula="of:=[.H31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0">
            <text:p>40</text:p>
          </table:table-cell>
          <table:table-cell table:style-name="ce2" table:formula="of:=DATE([.A32];[.B32];[.C32])" office:value-type="date" office:date-value="2008-05-22">
            <text:p>22/05/08</text:p>
          </table:table-cell>
          <table:table-cell table:style-name="ce2" table:formula="of:=TIME([.D32];[.E32];0)" office:value-type="time" office:time-value="PT11H40M00S">
            <text:p>11:40:00</text:p>
          </table:table-cell>
          <table:table-cell table:style-name="ce2" office:value-type="float" office:value="108">
            <text:p>108</text:p>
          </table:table-cell>
          <table:table-cell/>
          <table:table-cell table:formula="of:=[.F32]+[.G32]" office:value-type="date" office:date-value="2008-05-22T11:40:00">
            <text:p>22/05/08 11:40</text:p>
          </table:table-cell>
          <table:table-cell table:formula="of:=[.H32]/18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1">
          <table:table-cell table:style-name="ce2" table:number-columns-repeated="7"/>
          <table:table-cell table:style-name="ce1" office:value-type="string">
            <text:p>Units of insulin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5">
            <text:p>55</text:p>
          </table:table-cell>
          <table:table-cell table:style-name="ce2" table:formula="of:=DATE([.A35];[.B35];[.C35])" office:value-type="date" office:date-value="2008-05-21">
            <text:p>21/05/08</text:p>
          </table:table-cell>
          <table:table-cell table:style-name="ce2" table:formula="of:=TIME([.D35];[.E35];0)" office:value-type="time" office:time-value="PT17H55M00S">
            <text:p>17:55:00</text:p>
          </table:table-cell>
          <table:table-cell table:style-name="ce2" office:value-type="float" office:value="1.6">
            <text:p>1.6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table:formula="of:=DATE([.A36];[.B36];[.C36])" office:value-type="date" office:date-value="2008-05-21">
            <text:p>21/05/08</text:p>
          </table:table-cell>
          <table:table-cell table:style-name="ce2" table:formula="of:=TIME([.D36];[.E36];0)" office:value-type="time" office:time-value="PT20H25M00S">
            <text:p>20:25:00</text:p>
          </table:table-cell>
          <table:table-cell table:style-name="ce2" office:value-type="float" office:value="0.5">
            <text:p>0.5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5">
            <text:p>55</text:p>
          </table:table-cell>
          <table:table-cell table:style-name="ce2" table:formula="of:=DATE([.A37];[.B37];[.C37])" office:value-type="date" office:date-value="2008-05-22">
            <text:p>22/05/08</text:p>
          </table:table-cell>
          <table:table-cell table:style-name="ce2" table:formula="of:=TIME([.D37];[.E37];0)" office:value-type="time" office:time-value="PT01H55M00S">
            <text:p>01:55:00</text:p>
          </table:table-cell>
          <table:table-cell table:style-name="ce2" office:value-type="float" office:value="0.2">
            <text:p>0.2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5">
            <text:p>55</text:p>
          </table:table-cell>
          <table:table-cell table:style-name="ce2" table:formula="of:=DATE([.A38];[.B38];[.C38])" office:value-type="date" office:date-value="2008-05-22">
            <text:p>22/05/08</text:p>
          </table:table-cell>
          <table:table-cell table:style-name="ce2" table:formula="of:=TIME([.D38];[.E38];0)" office:value-type="time" office:time-value="PT02H55M00S">
            <text:p>02:55:00</text:p>
          </table:table-cell>
          <table:table-cell table:style-name="ce2" office:value-type="float" office:value="1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2" table:formula="of:=DATE([.A39];[.B39];[.C39])" office:value-type="date" office:date-value="2008-05-22">
            <text:p>22/05/08</text:p>
          </table:table-cell>
          <table:table-cell table:style-name="ce2" table:formula="of:=TIME([.D39];[.E39];0)" office:value-type="time" office:time-value="PT09H40M00S">
            <text:p>09:40:00</text:p>
          </table:table-cell>
          <table:table-cell table:style-name="ce2" office:value-type="float" office:value="0.7">
            <text:p>0.7</text:p>
          </table:table-cell>
          <table:table-cell/>
          <table:table-cell table:style-name="Default"/>
          <table:table-cell table:number-columns-repeated="9"/>
        </table:table-row>
        <table:table-row table:style-name="ro2" table:number-rows-repeated="3">
          <table:table-cell table:style-name="ce2" table:number-columns-repeated="8"/>
          <table:table-cell table:number-columns-repeated="11"/>
        </table:table-row>
        <table:table-row table:style-name="ro3">
          <table:table-cell table:style-name="ce2" table:number-columns-repeated="7"/>
          <table:table-cell table:style-name="ce1" office:value-type="string">
            <text:p>Carbs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5">
            <text:p>55</text:p>
          </table:table-cell>
          <table:table-cell table:style-name="ce2" table:formula="of:=DATE([.A44];[.B44];[.C44])" office:value-type="date" office:date-value="2008-05-21">
            <text:p>21/05/08</text:p>
          </table:table-cell>
          <table:table-cell table:style-name="ce2" table:formula="of:=TIME([.D44];[.E44];0)" office:value-type="time" office:time-value="PT17H55M00S">
            <text:p>17:55:00</text:p>
          </table:table-cell>
          <table:table-cell table:style-name="ce2" office:value-type="float" office:value="25">
            <text:p>25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5">
            <text:p>55</text:p>
          </table:table-cell>
          <table:table-cell table:style-name="ce2" table:formula="of:=DATE([.A45];[.B45];[.C45])" office:value-type="date" office:date-value="2008-05-21">
            <text:p>21/05/08</text:p>
          </table:table-cell>
          <table:table-cell table:style-name="ce2" table:formula="of:=TIME([.D45];[.E45];0)" office:value-type="time" office:time-value="PT22H55M00S">
            <text:p>22:55:00</text:p>
          </table:table-cell>
          <table:table-cell table:style-name="ce2" office:value-type="float" office:value="12">
            <text:p>12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table:formula="of:=DATE([.A46];[.B46];[.C46])" office:value-type="date" office:date-value="2008-05-22">
            <text:p>22/05/08</text:p>
          </table:table-cell>
          <table:table-cell table:style-name="ce2" table:formula="of:=TIME([.D46];[.E46];0)" office:value-type="time" office:time-value="PT00H55M00S">
            <text:p>00:55:00</text:p>
          </table:table-cell>
          <table:table-cell table:style-name="ce2" office:value-type="float" office:value="12">
            <text:p>12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2" table:formula="of:=DATE([.A47];[.B47];[.C47])" office:value-type="date" office:date-value="2008-05-22">
            <text:p>22/05/08</text:p>
          </table:table-cell>
          <table:table-cell table:style-name="ce2" table:formula="of:=TIME([.D47];[.E47];0)" office:value-type="time" office:time-value="PT09H40M00S">
            <text:p>09:40:00</text:p>
          </table:table-cell>
          <table:table-cell table:style-name="ce2" office:value-type="float" office:value="20">
            <text:p>2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table:number-columns-repeated="8"/>
          <table:table-cell table:number-columns-repeated="11"/>
        </table:table-row>
        <table:table-row table:style-name="ro2">
          <table:table-cell table:style-name="ce3" table:number-columns-repeated="7"/>
          <table:table-cell table:style-name="ce3" office:value-type="string">
            <text:p>Controls</text:p>
          </table:table-cell>
          <table:table-cell table:number-columns-repeated="11"/>
        </table:table-row>
        <table:table-row table:style-name="ro2">
          <table:table-cell table:style-name="ce3" office:value-type="float" office:value="2008">
            <text:p>200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2" table:formula="of:=DATE([.A50];[.B50];[.C50])" office:value-type="date" office:date-value="2008-05-22">
            <text:p>22/05/08</text:p>
          </table:table-cell>
          <table:table-cell table:style-name="ce2" table:formula="of:=TIME([.D50];[.E50];0)" office:value-type="time" office:time-value="PT13H15M00S">
            <text:p>13:15:00</text:p>
          </table:table-cell>
          <table:table-cell table:style-name="ce3" office:value-type="float" office:value="44">
            <text:p>44</text:p>
          </table:table-cell>
          <table:table-cell table:number-columns-repeated="11"/>
        </table:table-row>
        <table:table-row table:style-name="ro2">
          <table:table-cell table:style-name="ce3" office:value-type="float" office:value="2008">
            <text:p>200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0">
            <text:p>20</text:p>
          </table:table-cell>
          <table:table-cell table:style-name="ce2" table:formula="of:=DATE([.A51];[.B51];[.C51])" office:value-type="date" office:date-value="2008-05-22">
            <text:p>22/05/08</text:p>
          </table:table-cell>
          <table:table-cell table:style-name="ce2" table:formula="of:=TIME([.D51];[.E51];0)" office:value-type="time" office:time-value="PT13H20M00S">
            <text:p>13:20:00</text:p>
          </table:table-cell>
          <table:table-cell table:style-name="ce3" office:value-type="float" office:value="318">
            <text:p>318</text:p>
          </table:table-cell>
          <table:table-cell table:number-columns-repeated="11"/>
        </table:table-row>
        <table:table-row table:style-name="ro2" table:number-rows-repeated="6">
          <table:table-cell table:number-columns-repeated="19"/>
        </table:table-row>
        <table:table-row table:style-name="ro2" table:number-rows-repeated="10">
          <table:table-cell table:number-columns-repeated="9"/>
          <table:table-cell table:style-name="Default"/>
          <table:table-cell table:number-columns-repeated="9"/>
        </table:table-row>
        <table:table-row table:style-name="ro2" table:number-rows-repeated="6546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2/07/2012</text:date>, <text:time>16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02T14:16:12.47</meta:creation-date>
    <dc:date>2012-07-02T16:14:55.51</dc:date>
    <meta:editing-duration>PT00H55M03S</meta:editing-duration>
    <meta:editing-cycles>7</meta:editing-cycles>
    <meta:generator>OpenOffice.org/3.1$Win32 OpenOffice.org_project/310m11$Build-9399</meta:generator>
    <meta:document-statistic meta:table-count="3" meta:cell-count="4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50">
      <style:chart-properties chart:display-label="true" chart:logarithmic="false" chart:minimum="39589.7465277778" chart:maximum="39590.555555555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2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326cm" svg:height="9.477cm" chart:class="chart:scatter" chart:style-name="ch1">
        <chart:legend chart:legend-position="end" svg:x="13.312cm" svg:y="4.217cm" chart:style-name="ch2"/>
        <chart:plot-area chart:style-name="ch3" table:cell-range-address="Sheet1.P1:Sheet1.Q3 Sheet1.J1:Sheet1.K32" chart:data-source-has-labels="both" svg:x="0.306cm" svg:y="0.189cm" svg:width="12.701cm" svg:height="8.91cm">
          <chart:axis chart:dimension="x" chart:name="primary-x" chart:style-name="ch4">
            <chart:categories table:cell-range-address="Sheet1.P1:Sheet1.P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32" chart:label-cell-address="Sheet1.K1:Sheet1.K1" chart:class="chart:scatter">
            <chart:domain table:cell-range-address="Sheet1.J2:Sheet1.J32"/>
            <chart:data-point chart:repeated="4"/>
            <chart:data-point chart:style-name="ch8"/>
            <chart:data-point chart:repeated="26"/>
          </chart:series>
          <chart:series chart:style-name="ch9" chart:values-cell-range-address="Sheet1.Q2:Sheet1.Q3" chart:label-cell-address="Sheet1.Q1:Sheet1.Q1" chart:class="chart:scatter">
            <chart:domain table:cell-range-address="Sheet1.P2:Sheet1.P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Sheet1.K1:Sheet1.K1">BG (UK)</text:p>
              </table:table-cell>
              <table:table-cell office:value-type="string">
                <text:p>Column P</text:p>
              </table:table-cell>
              <table:table-cell office:value-type="string">
                <text:p text:id="Sheet1.Q1:Sheet1.Q1">Controls</text:p>
              </table:table-cell>
            </table:table-row>
          </table:table-header-rows>
          <table:table-rows>
            <table:table-row>
              <table:table-cell office:value-type="string">
                <text:p text:id="Sheet1.P1:Sheet1.P3">Date time</text:p>
              </table:table-cell>
              <table:table-cell office:value-type="float" office:value="39589.7465277778">
                <text:p text:id="Sheet1.J2:Sheet1.J32">39589.7465277778</text:p>
              </table:table-cell>
              <table:table-cell office:value-type="float" office:value="6">
                <text:p text:id="Sheet1.K2:Sheet1.K32">6</text:p>
              </table:table-cell>
              <table:table-cell office:value-type="float" office:value="39590.5520833333">
                <text:p text:id="Sheet1.P2:Sheet1.P3">39590.5520833333</text:p>
              </table:table-cell>
              <table:table-cell office:value-type="float" office:value="2.44444444444444">
                <text:p text:id="Sheet1.Q2:Sheet1.Q3">2.44444444444444</text:p>
              </table:table-cell>
            </table:table-row>
            <table:table-row>
              <table:table-cell office:value-type="string">
                <text:p>22/05/08 13:15</text:p>
              </table:table-cell>
              <table:table-cell office:value-type="float" office:value="39589.7673611111">
                <text:p>39589.7673611111</text:p>
              </table:table-cell>
              <table:table-cell office:value-type="float" office:value="6">
                <text:p>6</text:p>
              </table:table-cell>
              <table:table-cell office:value-type="float" office:value="39590.5555555556">
                <text:p>39590.5555555556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22/05/08 13:20</text:p>
              </table:table-cell>
              <table:table-cell office:value-type="float" office:value="39589.7881944444">
                <text:p>39589.78819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8090277778">
                <text:p>39589.8090277778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8298611111">
                <text:p>39589.8298611111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8506944444">
                <text:p>39589.850694444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8715277778">
                <text:p>39589.8715277778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8923611111">
                <text:p>39589.8923611111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9131944444">
                <text:p>39589.9131944444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9340277778">
                <text:p>39589.9340277778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9548611111">
                <text:p>39589.9548611111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9756944444">
                <text:p>39589.9756944444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89.9965277778">
                <text:p>39589.9965277778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0173611111">
                <text:p>39590.0173611111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0381944444">
                <text:p>39590.0381944444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0590277778">
                <text:p>39590.0590277778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0798611111">
                <text:p>39590.0798611111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1006944444">
                <text:p>39590.100694444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1215277778">
                <text:p>39590.1215277778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1423611111">
                <text:p>39590.1423611111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1631944444">
                <text:p>39590.1631944444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1840277778">
                <text:p>39590.1840277778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21875">
                <text:p>39590.218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2194444444">
                <text:p>39590.21944444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2569444444">
                <text:p>39590.2569444444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2777777778">
                <text:p>39590.2777777778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3194444444">
                <text:p>39590.319444444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3576388889">
                <text:p>39590.3576388889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3958333333">
                <text:p>39590.395833333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4444444444">
                <text:p>39590.4444444444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590.4861111111">
                <text:p>39590.4861111111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50">
      <style:chart-properties chart:display-label="true" chart:logarithmic="false" chart:minimum="39589.7465277778" chart:maximum="39590.555555555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656cm" svg:height="3.332cm" chart:class="chart:scatter" chart:style-name="ch1">
        <chart:legend chart:legend-position="end" svg:x="12.841cm" svg:y="1.358cm" chart:style-name="ch2"/>
        <chart:plot-area chart:style-name="ch3" table:cell-range-address="Sheet1.L1:Sheet1.M6" chart:data-source-has-labels="row" svg:x="0.313cm" svg:y="0.066cm" svg:width="12.216cm" svg:height="3.1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6" chart:label-cell-address="Sheet1.M1:Sheet1.M1" chart:class="chart:scatter">
            <chart:domain table:cell-range-address="Sheet1.L2:Sheet1.L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 text:id="Sheet1.M1:Sheet1.M1">Units of insu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89.7465277778">
                <text:p text:id="Sheet1.L2:Sheet1.L6">39589.7465277778</text:p>
              </table:table-cell>
              <table:table-cell office:value-type="float" office:value="1.6">
                <text:p text:id="Sheet1.M2:Sheet1.M6">1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89.8506944444">
                <text:p>39589.85069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90.0798611111">
                <text:p>39590.07986111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90.1215277778">
                <text:p>39590.12152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90.4027777778">
                <text:p>39590.4027777778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50">
      <style:chart-properties chart:display-label="true" chart:logarithmic="false" chart:minimum="39589.7465277778" chart:maximum="39590.555555555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196cm" svg:height="3.333cm" chart:class="chart:scatter" chart:style-name="ch1">
        <chart:legend chart:legend-position="end" svg:x="13.476cm" svg:y="1.358cm" chart:style-name="ch2"/>
        <chart:plot-area chart:style-name="ch3" table:cell-range-address="Sheet1.N1:Sheet1.O5" chart:data-source-has-labels="row" svg:x="0.303cm" svg:y="0.066cm" svg:width="12.871cm" svg:height="3.13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5" chart:label-cell-address="Sheet1.O1:Sheet1.O1" chart:class="chart:scatter">
            <chart:domain table:cell-range-address="Sheet1.N2:Sheet1.N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 text:id="Sheet1.O1:Sheet1.O1">Carb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89.7465277778">
                <text:p text:id="Sheet1.N2:Sheet1.N5">39589.7465277778</text:p>
              </table:table-cell>
              <table:table-cell office:value-type="float" office:value="25">
                <text:p text:id="Sheet1.O2:Sheet1.O5"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89.9548611111">
                <text:p>39589.9548611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90.0381944444">
                <text:p>39590.03819444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90.4027777778">
                <text:p>39590.402777777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